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04a" officeooo:paragraph-rsid="000a9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 (<text:a xlink:type="simple" xlink:href="https://www.railstutorial.org/book/filling_in_the_layout#sec-sass_and_the_asset_pipeline" text:style-name="Internet_20_link" text:visited-style-name="Visited_20_Internet_20_Link">Section 5.2</text:a>), so <text:span text:style-name="Source_20_Text">bootstrap-sass</text:span> converts Less to Sass and makes all the necessary Bootstrap files available to the current application</text:p>
      <text:p text:style-name="Standard">we associated many of the HTML elements with CSS classes, which gives us considerable flexibility in constructing a layout based on CSS. As noted in <text:a xlink:type="simple" xlink:href="https://www.railstutorial.org/book/filling_in_the_layout#sec-adding_to_the_layout" text:style-name="Internet_20_link" text:visited-style-name="Visited_20_Internet_20_Link">Section 5.1.1</text:a>, many of these classes are specific to <text:a xlink:type="simple" xlink:href="http://getbootstrap.com/" office:target-frame-name="_blank" xlink:show="new" text:style-name="Internet_20_link" text:visited-style-name="Visited_20_Internet_20_Link">Bootstrap</text:a>, a framework from Twitter that makes it easy to add nice web design and user interface elements to an HTML5 application.</text:p>
      <text:p text:style-name="Standard"/>
      <text:p text:style-name="Standard"/>
      <text:p text:style-name="P1"><text:s/>&lt;%= render 'layouts/header' %&gt;</text:p>
      <text:p text:style-name="P1"><text:s text:c="4"/>&lt;div class="container"&gt;</text:p>
      <text:p text:style-name="P1"><text:s text:c="6"/>&lt;%= yield %&gt;</text:p>
      <text:p text:style-name="P1"><text:s text:c="6"/>&lt;%= render 'layouts/footer' %&gt;</text:p>
      <text:p text:style-name="P1"><text:s text:c="4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18:59.268931131</meta:creation-date>
    <dc:date>2017-02-02T00:43:41.440428459</dc:date>
    <meta:editing-duration>PT15M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116" meta:character-count="763" meta:non-whitespace-character-count="633"/>
  </office:meta>
</office:document-meta>
</file>